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cf0e6"/>
    </style:style>
    <style:style style:name="T1" style:family="text">
      <style:text-properties officeooo:rsid="000c5d50"/>
    </style:style>
    <style:style style:name="T2" style:family="text">
      <style:text-properties officeooo:rsid="000cf0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eletype"><text:span text:style-name="T2">regis@regis-System-Product-Name:~/Téléchargements$ sudo ./mla_v2014_07_22_linux_installer.run</text:span></text:span></text:p>
      <text:p text:style-name="P1"><text:span text:style-name="Teletype"><text:span text:style-name="T2">[sudo] password for regis: </text:span></text:span></text:p>
      <text:p text:style-name="P1"><text:span text:style-name="Teletype"><text:span text:style-name="T2">regis@regis-System-Product-Name:~/Téléchargements$ visudo /etc/sudoers</text:span></text:span></text:p>
      <text:p text:style-name="P1"><text:span text:style-name="Teletype"><text:span text:style-name="T2">usage: visudo [-chqsV] [-f sudoers] [-x file]</text:span></text:span></text:p>
      <text:p text:style-name="P1"><text:span text:style-name="Teletype"><text:span text:style-name="T2">regis@regis-System-Product-Name:~/Téléchargements$ 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17:06:19.873615638</meta:creation-date>
    <meta:print-date>2015-02-19T17:32:55.253420376</meta:print-date>
    <dc:date>2015-02-19T18:01:46.622410534</dc:date>
    <meta:editing-duration>PT40M15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5" meta:word-count="18" meta:character-count="291" meta:non-whitespace-character-count="271"/>
  </office:meta>
</office:document-meta>
</file>